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Title_20_Shobido_20_2">
      <style:text-properties style:text-line-through-style="solid"/>
    </style:style>
    <style:style style:name="P7" style:family="paragraph" style:parent-style-name="Title_20_Shobido_20_2">
      <style:text-properties fo:color="#355e00"/>
    </style:style>
    <style:style style:name="P8" style:family="paragraph" style:parent-style-name="Corpus_20_A">
      <style:text-properties fo:color="#ff0000"/>
    </style:style>
    <style:style style:name="P9" style:family="paragraph" style:parent-style-name="Corpus_20_A">
      <style:text-properties style:use-window-font-color="true"/>
    </style:style>
    <style:style style:name="P10" style:family="paragraph" style:parent-style-name="Corpus_20_A">
      <style:text-properties style:text-line-through-style="solid"/>
    </style:style>
    <style:style style:name="P11" style:family="paragraph" style:parent-style-name="Corpus_20_A">
      <style:text-properties fo:color="#800000"/>
    </style:style>
    <style:style style:name="P12" style:family="paragraph" style:parent-style-name="Corpus_20_A">
      <style:text-properties fo:color="#355e00"/>
    </style:style>
    <style:style style:name="P13" style:family="paragraph" style:parent-style-name="Title_20_Shobido_20_3">
      <style:text-properties fo:color="#ff0000"/>
    </style:style>
    <style:style style:name="P14" style:family="paragraph" style:parent-style-name="Corpus_20_Note">
      <style:text-properties fo:color="#ff0000"/>
    </style:style>
    <style:style style:name="P15" style:family="paragraph" style:parent-style-name="Corpus_20_Note">
      <style:text-properties style:use-window-font-color="true"/>
    </style:style>
    <style:style style:name="P16" style:family="paragraph" style:parent-style-name="Corpus_20_A">
      <style:text-properties fo:color="#800000"/>
    </style:style>
    <style:style style:name="T1" style:family="text">
      <style:text-properties fo:color="#800000"/>
    </style:style>
    <style:style style:name="T2" style:family="text">
      <style:text-properties style:use-window-font-color="true"/>
    </style:style>
    <style:style style:name="T3" style:family="text">
      <style:text-properties style:text-line-through-style="solid"/>
    </style:style>
    <style:style style:name="T4" style:family="text">
      <style:text-properties fo:color="#355e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 ou « tunnelier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2">.</text:span></text:p>
      <text:p text:style-name="P9">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quadruplée au lieu de doublée en ordre de déplacement.</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P6">Tirs d'interceptions : </text:p>
      <text:p text:style-name="P10">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P10">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9">Le mouvement des unités dépend de l'ordre qu'elles ont reçu :</text:p>
      <text:p text:style-name="P15">Les fantassins en « tir appuyé » ne peuvent pas se déplacer mais peuvent pivoter.</text:p>
      <text:p text:style-name="P15">Les fantassins en « manœuvre » peuvent se déplacer de 3ps.</text:p>
      <text:p text:style-name="P15">Les fantassins en « mouvement » peuvent se déplacer de leur capacité de mouvement : (Mv)ps.</text:p>
      <text:p text:style-name="P15">Les fantassins en « redéploiement » peuvent se déplacer au moment de la phase de mouvement de 1xMv et <text:s/>avant la phase de cac de 1xMv+3ps ( voir mouvement de rush).</text:p>
      <text:p text:style-name="P15">Les véhicules doivent se déplacer d'un mouvement qui est fonction de leur ordre et de leur rang (cf « tableau des véhicules »).</text:p>
      <text:p text:style-name="P4">Restrictions de déplacement :</text:p>
      <text:p text:style-name="P14">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14">Soldat valide non engagé : pas de déplacement dans sa zone de contrôle. Mouvement de charge contre lui <text:s/>autorisé.</text:p>
      <text:p text:style-name="P14">Soldat valide engagé : Mouvement de charge <text:s/>contre lui non autorisé. Pas de zone de contrôle.</text:p>
      <text:p text:style-name="P14">Soldat bloqué : pas de restriction, se relève si chargé mais combat avec -2CC pour le combat qui s’en suit.</text:p>
      <text:p text:style-name="P14">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text:span text:style-name="T3">sauf si elle l'ont déjà fait lors de la phase de mouvement (cf : « tir d'interception »)</text:span>. Si les deux joueurs ont des soldats possédant la même valeur d'initiative les soldats du joueur « Alpha » font feu avant les soldats du joueur « Oméga ».</text:p>
      <text:p text:style-name="Corpus_20_A">Les unités en « tir appuyé » ont un bonus pour toucher de <text:span text:style-name="T2">2</text:span> (cf « modificateurs de tir »).</text:p>
      <text:p text:style-name="Corpus_20_A">Les soldats en tir appuyé (contrairement aux autres) peuvent cibler un soldat dans leur ligne de mire. Ce soldat est touché en cas de résultat de 10 au jet de tir, sinon c’est le soldat le plus facile à toucher et en cas <text:s/>d’égalité plus proche <text:s/>qui est touché à sa place. (assassin porte les jet de touche ciblée à 8,9et 10 à conditions qu’ils soient suffisants pour toucher) de plus seuls les soldats en tir appuyé peuvent cibler des soldats avec la compétence « saut-warp » qui ont reçu l’ordre « Mouvement » ou « Redéploiement » mais avec un malus de -2 à leur tir.</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 engagé ».</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 </text:span><text:span text:style-name="T4">et ce peu importe la distance entre les soldats au corps à corps et le tireur ( meme inférieure à 2 ps)</text:span><text:span text:style-name="T1">.</text:span></text:p>
      <text:p text:style-name="P11"/>
      <text:p text:style-name="P11">ATTENTION :</text:p>
      <text:p text:style-name="Corpus_20_A"><text:span text:style-name="T1">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text:span><text:span text:style-name="T1">Chaque allié gênant le tir a donc individuellement une probabilité de 1/10 d’être touché.</text:span></text:p>
      <text:p text:style-name="P7">Mouvement de rush</text:p>
      <text:p text:style-name="P12">Apres que tous les tirs ont été effectués, les soldats en ordre de redéploiement peuvent effectuer leur « rush » et bouger de leur capacité de mvt +3ps néanmoins ceci n’est pas un « mouvement de charge » et en aucun cas un soldat ne peut pénétrer une zone de contrôle adverse au cours de ce mouvement.</text:p>
      <text:p text:style-name="P7">TIR D’ ordoNANce </text:p>
      <text:p text:style-name="P12">c’est à ce moment que font feu les armes d’ordonnance à tir tendu, conformément à ce qui est décrit dans leur « règle spéciale » et que sont résolus les tirs d’ordonnance parabolique dont la préparation avait été effectuée.</text:p>
      <text:p text:style-name="P11"/>
      <text:h text:style-name="P3" text:outline-level="1"><text:soft-page-break/>Corps à corps (4)</text:h>
      <text:p text:style-name="P4">COMBATS RESTANTS</text:p>
      <text:p text:style-name="Corpus_20_A">On effectue avant toute chose les combats pour tous les soldats déjà en contact socle à socle avec des vis-à-vis. Ces combats sont simultanés et ne profitent donc pas de l'évolution du terrain entre le début et la fin de cette phase (par extension, si un soldat en contact socle à socle avec un autre se « libère » de son engagement au début de cette phase, il ne comptera néanmoins pas comme un soutien pour le reste de cette phase. Vous pouvez lui adjoindre un marqueur d'état provisoire pour attester du fait qu'il n'est pas possible de le comptabiliser pour cette phase de corps à corps.)</text:p>
      <text:p text:style-name="P4">Mouvements de charge (1)</text:p>
      <text:p text:style-name="P8">Un soldat qui a reçu un ordre de manœuvre ou de mouvement et qui n'a pas tiré est éligible pour effectuer une charge.</text:p>
      <text:p text:style-name="P8">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8">La distance maximale parcourue par les soldats lors d'une « charge » <text:span text:style-name="T4"><text:s/>est de 4ps </text:span><text:span text:style-name="T4">pour ceux disposant d’un ordre d’avance, et de 3 pas pour ceux disposant d ‘un ordre de manoeuvre</text:span>. La compétence « saut » amène ce maximum à 8ps <text:span text:style-name="T4">indépendamment de l’ordre reçu</text:span>.</text:p>
      <text:p text:style-name="P8">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8">Toute pénétration d'une zone de contrôle ennemie entraîne l'ouverture d'un combat immédiat. Les combats sont résolus dès leur apparition, en prenant en compte l'état du terrain tel qu'il est sur le moment. </text:p>
      <text:p text:style-name="P8">Un soldat bloqué chargé retrouve instantanément un statut valide, il combat cependant avec une CC diminuée de 2 points.</text:p>
      <text:p text:style-name="P8">Un soldat au tapis chargé est automatiquement mis hors de combat, à moins qu’un soldat allié ne puisse déclarer une intervention contre charge (et la réussisse).</text:p>
      <text:p text:style-name="P8">La charge est le seul déplacement qui permet d’entrer dans la zone de contrôle d’un soldat ennemi.</text:p>
      <text:p text:style-name="P8">Lorsqu’une charge amène à pénétrer la zone de contrôle d’un ennemi, alors la charge doit se terminer en contact avec cet ennemi. Une fois qu’un soldat a pénétré la zone de contrôle d’un ennemi et qu’il termine sa charge vers cet ennemi, il ignore les zones de contrôle de tout autre soldat ennemi valide non engagé.</text:p>
      <text:p text:style-name="P4">combats (2)</text:p>
      <text:p text:style-name="P8">Comptez les soutiens des deux duellistes.</text:p>
      <text:p text:style-name="P14">Est considéré comme « soutien » tout soldat allié « valide » et non engagé dont l'intégralité du socle est située à moins de 3ps du point de contact entre les socles des duellistes.</text:p>
      <text:p text:style-name="P8">Faites la différence entre le total des soutiens des deux duellistes. </text:p>
      <text:p text:style-name="P14">Si le résultat est nul il n'y a pas de bonus lié au soutien.</text:p>
      <text:p text:style-name="P14">Si le résultat est à l'avantage d'un duelliste, celui-ci reçoit un bonus en fonction de son avantage numérique :</text:p>
      <text:p text:style-name="P14">Soutien surnuméraire de :</text:p>
      <text:p text:style-name="P14"><text:tab/>1 donne 1D10 supplémentaire</text:p>
      <text:p text:style-name="P14"><text:tab/>2 donne 2D10 supplémentaires</text:p>
      <text:p text:style-name="P14"><text:tab/>3 donne 2D10 supplémentaires et +1 au résultat du meilleur jet.</text:p>
      <text:p text:style-name="P14"><text:tab/>4 et + donnent 2D10 supplémentaires et +2 au résultat du meilleur jet.</text:p>
      <text:p text:style-name="P8">Lancez 1D10 pour chacun des deux duellistes.</text:p>
      <text:p text:style-name="P14">Si un duelliste bénéficie d'un bonus de soutien, lancez pour lui 1D10 ou 2D10 supplémentaires en fonction de la valeur de cet avantage. </text:p>
      <text:p text:style-name="P14"><text:soft-page-break/>Si un duelliste possède une arme de corps à corps lancez pour lui 1D10 supplémentaire.</text:p>
      <text:p text:style-name="P8">Conservez le résultat de D10 le plus avantageux pour votre soldat parmi les résultats obtenus sur le ou les (au maximum 4) dés que vous avez lancé pour lui.</text:p>
      <text:p text:style-name="P8">Ajoutez à ce résultat la capacité de combat (CC) de votre soldat, et éventuellement :</text:p>
      <text:p text:style-name="P14">Si un duelliste bénéficie d'un bonus de soutien de 3 ajoutez 1 à son résultat.</text:p>
      <text:p text:style-name="P14">Si un duelliste bénéficie d'un bonus de soutien de 4 ou plus ajoutez 2 à son résultat.</text:p>
      <text:p text:style-name="P14">Si un duelliste a reçu l'ordre « tir appuyé » il retranche 4 à son résultat.</text:p>
      <text:p text:style-name="P14">Si un duelliste a reçu l'ordre « manœuvre » ou « mouvement » mais qu'il a tiré, il retranche 2 à son résultat.</text:p>
      <text:p text:style-name="P14">Si un duelliste a reçu l'ordre « redéploiement » ou qu'il était « bloqué » avant ce combat, il retranche 2 à son résultat.</text:p>
      <text:p text:style-name="P8">Comparez les résultats finals des deux duellistes.</text:p>
      <text:p text:style-name="P14">En cas d'égalité, ou si la différence de score est de 3 points au maximum, le résultat du duel est déclaré « incertain », les 2 soldats subissent une touche de leur adversaire.</text:p>
      <text:p text:style-name="P14">Si l'un des deux duellistes a un score supérieur de 4 à 6 points à celui de son adversaire il ne subit pas de touche, en revanche son adversaire est touché et doit faire un « test de sauvegarde ».</text:p>
      <text:p text:style-name="P14">Si l'un des deux duellistes a un score supérieur de 7 ou 8 points à celui de son adversaire il ne subit pas de touche, en revanche son adversaire est touché deux fois et doit faire deux « tests de sauvegarde ».</text:p>
      <text:p text:style-name="P14">Si l'un des deux duellistes a un score supérieur de 9 points ou plus à celui de son adversaire il ne subit pas de touche, en revanche son adversaire est touché trois fois et doit faire trois « tests de sauvegarde ».</text:p>
      <text:p text:style-name="P8">Un soldat « oppressé » peut tenter une esquive avant la résolution de cette ou ces touches. Cf « test d'esquive ».</text:p>
      <text:p text:style-name="P4">RESOLUTION Des Touches ET esquives</text:p>
      <text:p text:style-name="P8">Touches :</text:p>
      <text:p text:style-name="P8">Tests de sauvegardes, tout echec entraine jet de blessure, <text:span text:style-name="T4">il n’y a pas de blessures légères au corps à corps et</text:span> les <text:s/>ésultats « blessé léger » comptent comme « au tapis ».</text:p>
      <text:p text:style-name="P8"/>
      <text:p text:style-name="P8">Esquive :</text:p>
      <text:p text:style-name="P8">Duel d’initiative : (Ini+D10 comparé à Ini+D10 adverse)</text:p>
      <text:p text:style-name="P8">Dans tous les cas, le soldat qui tente l’esquive échange de place avec un soldat allié valide en soutien (qui devient de fait engagé avec le vis à vis → n’entraine pas un combat immédiat) ou effectue un mouvement de panique.</text:p>
      <text:p text:style-name="P8">Réussite = soldat qui esquive est bloqué</text:p>
      <text:p text:style-name="P8">Echec = soldat qui esquive est mis au tapis</text:p>
      <text:p text:style-name="P8">Attention les soldats implacables ne peuvent pas effectuer d’esquives.</text:p>
      <text:p text:style-name="P8">Attention les soldats qui provoquent la peur obligent leurs adversaires à toujours tenter une esquive.</text:p>
      <text:p text:style-name="P8">Attention les soldats gladiateurs ne permettent pas à leurs adversaires d’effectuer des esquives. </text:p>
      <text:p text:style-name="P13">annexe</text:p>
      <text:p text:style-name="P5">Rappel </text:p>
      <text:p text:style-name="P15">« tir appuyé » donne un malus de 4 en CC.</text:p>
      <text:p text:style-name="P15">« manœuvre » donne un malus de 2 en CC si le soldat a tiré.</text:p>
      <text:p text:style-name="P15">« mouvement » donne un malus de 2 en CC si le soldat a tiré.</text:p>
      <text:p text:style-name="P15">« redéploiement » donne un malus de 2.</text:p>
      <text:p text:style-name="P15">« bloqué » donne un malus de 2.</text:p>
      <text:p text:style-name="P15">«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8">Tout soldat bloqué effectue un test de moral . Réussite = débloqué. </text:p>
      <text:p text:style-name="P8">Echec mais avec moins de 3points par rapport à sa valeur de Cd = reste bloqué. </text:p>
      <text:p text:style-name="P8">Tout autre échec et tout résultat de 1 = mouvement de panique. </text:p>
      <text:p text:style-name="P8">Exemple : </text:p>
      <text:p text:style-name="P8">Un mouvement de « panique » s'effectue strictement dans la direction du pion marquant la zone de retraite du soldat, d'un nombre de « pas » égal à sa capacité de déplacement (Mv) et en conservant son état « bloqué ». Lors de ce mouvement le soldat n'engagera jamais l'ennemi, pas même s'il finit son mouvement en contact socle à socle avec l'un d'eux.</text:p>
      <text:p text:style-name="P8">Un soldat bloqué en contact socle à socle ou dans la zone de contrôle d’un soldat ennemi, qui retrouve un état valide, engage immédiatement le soldat ennemi à moins d’1ps le plus proche. </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54S</meta:editing-duration>
    <meta:editing-cycles>66</meta:editing-cycles>
    <meta:generator>OpenOffice.org/3.4.1$Win32 OpenOffice.org_project/341m1$Build-9593</meta:generator>
    <dc:date>2014-01-14T11:51:30.26</dc:date>
    <meta:document-statistic meta:table-count="0" meta:image-count="0" meta:object-count="0" meta:page-count="7" meta:paragraph-count="173" meta:word-count="3553" meta:character-count="19569"/>
    <meta:user-defined meta:name="Info 1"/>
    <meta:user-defined meta:name="Info 2"/>
    <meta:user-defined meta:name="Info 3"/>
    <meta:user-defined meta:name="Info 4"/>
  </office:meta>
</office:document-meta>
</file>